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6.5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10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11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12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5" style:family="paragraph" style:parent-style-name="Standard">
      <style:text-properties style:font-name="Garamond" officeooo:paragraph-rsid="00214dbe"/>
    </style:style>
    <style:style style:name="P16" style:family="paragraph" style:parent-style-name="Standard">
      <style:text-properties style:font-name="Garamond" officeooo:paragraph-rsid="00245f7a"/>
    </style:style>
    <style:style style:name="P17" style:family="paragraph" style:parent-style-name="Standard">
      <style:text-properties style:font-name="Garamond" style:text-underline-style="none" officeooo:rsid="00245f7a" officeooo:paragraph-rsid="00245f7a"/>
    </style:style>
    <style:style style:name="P18" style:family="paragraph" style:parent-style-name="Standard">
      <style:paragraph-properties fo:break-before="page"/>
      <style:text-properties style:font-name="Garamond" officeooo:paragraph-rsid="00214dbe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7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officeooo:rsid="00245f7a" officeooo:paragraph-rsid="00245f7a" style:font-size-asian="14pt" style:font-size-complex="14pt"/>
    </style:style>
    <style:style style:name="P2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30" style:family="paragraph" style:parent-style-name="Standard">
      <style:text-properties style:font-name="Garamond" fo:font-size="10pt" officeooo:rsid="002941be" officeooo:paragraph-rsid="002941be" style:font-size-asian="10pt" style:font-size-complex="10pt"/>
    </style:style>
    <style:style style:name="P31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32" style:family="paragraph" style:parent-style-name="Standard">
      <style:text-properties style:font-name="Garamond" fo:font-size="10pt" fo:font-weight="bold" officeooo:rsid="002941be" officeooo:paragraph-rsid="002941b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34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5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Garamond" fo:font-size="10pt" officeooo:rsid="002941be" officeooo:paragraph-rsid="002941be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style:font-name="Garamond" fo:font-size="6pt" officeooo:rsid="0024a6cc" style:font-size-asian="6pt" style:font-size-complex="6pt"/>
    </style:style>
    <style:style style:name="T2" style:family="text">
      <style:text-properties style:font-name="Garamond" fo:font-size="6pt" officeooo:rsid="00245f7a" style:font-size-asian="6pt" style:font-size-complex="6pt"/>
    </style:style>
    <style:style style:name="T3" style:family="text">
      <style:text-properties officeooo:rsid="001e841b"/>
    </style:style>
    <style:style style:name="T4" style:family="text">
      <style:text-properties officeooo:rsid="00214dbe"/>
    </style:style>
    <style:style style:name="T5" style:family="text">
      <style:text-properties officeooo:rsid="00214dbe" style:font-name-asian="Times New Roman" style:font-name-complex="Times New Roman"/>
    </style:style>
    <style:style style:name="T6" style:family="text">
      <style:text-properties officeooo:rsid="0025ad77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4dbe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14dbe" style:font-size-asian="10pt" style:font-size-complex="10pt"/>
    </style:style>
    <style:style style:name="T11" style:family="text">
      <style:text-properties fo:font-size="10pt" officeooo:rsid="002480ff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4" style:family="text">
      <style:text-properties officeooo:rsid="00245f7a"/>
    </style:style>
    <style:style style:name="T15" style:family="text">
      <style:text-properties officeooo:rsid="002480ff"/>
    </style:style>
    <style:style style:name="T16" style:family="text">
      <style:text-properties officeooo:rsid="0024a6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S 192 Software Engineering II</text:p>
      <text:p text:style-name="P3"><text:s/><text:span text:style-name="T4">Alpha Testing</text:span>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pan text:style-name="T4">Tester's</text:span> Name: <text:s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<text:span text:style-name="T4">Testing</text:span> Date: </text:p>
          </table:table-cell>
          <table:table-cell table:style-name="Table1.D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3">Project Name: </text:p>
          </table:table-cell>
          <table:table-cell table:style-name="Table1.A1" table:number-rows-spanned="2" office:value-type="string">
            <text:p text:style-name="P32">Fur-ever Paws-itive</text:p>
          </table:table-cell>
          <table:table-cell table:style-name="Table1.C2" office:value-type="string">
            <text:p text:style-name="P13">Project ID: <text:s/></text:p>
          </table:table-cell>
          <table:table-cell table:style-name="Table1.D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6">(if applicable)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Developer’s Name:</text:p>
          </table:table-cell>
          <table:table-cell table:style-name="Table1.D1" table:number-columns-spanned="3" office:value-type="string">
            <text:p text:style-name="P30">Javi Almirante, Arel Latoga, Clare Tan</text:p>
          </table:table-cell>
          <table:covered-table-cell/>
          <table:covered-table-cell/>
        </table:table-row>
      </table:table>
      <text:p text:style-name="P4"/>
      <text:p text:style-name="P7">This checklist is to be used to assess <text:span text:style-name="T3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7"/>
      <text:p text:style-name="P8"><text:span text:style-name="T7">Target Audience</text:span>: <text:s/>CS 192 <text:span text:style-name="T14">Classmates</text:span></text:p>
      <text:p text:style-name="P7"/>
      <text:p text:style-name="P7"><text:span text:style-name="T8">Instructions</text:span><text:span text:style-name="T4">: <text:s/>Place a check mark inside the appropriate box</text:span><text:span text:style-name="T5"> </text:span><text:span text:style-name="T6">to indicate if</text:span><text:span text:style-name="T5"> the software complies with the criteria. <text:s/></text:span><text:span text:style-name="T6">I</text:span><text:span text:style-name="T5">f it does not </text:span><text:span text:style-name="T6">comply</text:span><text:span text:style-name="T5">, and place a comment on its non-compliance.</text:span></text:p>
      <text:p text:style-name="P7"/>
      <text:p text:style-name="P14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6"><text:span text:style-name="T3">User Acceptance </text:span>Criteria</text:p>
          </table:table-cell>
          <table:table-cell table:style-name="Table2.A1" table:number-columns-spanned="2" office:value-type="string">
            <text:p text:style-name="P26">Compl<text:span text:style-name="T14">iance</text:span></text:p>
          </table:table-cell>
          <table:covered-table-cell/>
          <table:table-cell table:style-name="Table2.D1" table:number-rows-spanned="2" office:value-type="string">
            <text:p text:style-name="P26">Remarks</text:p>
          </table:table-cell>
        </table:table-row>
        <table:table-row>
          <table:covered-table-cell/>
          <table:table-cell table:style-name="Table2.B2" office:value-type="string">
            <text:p text:style-name="P24">Yes</text:p>
          </table:table-cell>
          <table:table-cell table:style-name="Table2.B2" office:value-type="string">
            <text:p text:style-name="P24">No</text:p>
          </table:table-cell>
          <table:covered-table-cell/>
        </table:table-row>
        <table:table-row>
          <table:table-cell table:style-name="Table2.B2" office:value-type="string">
            <text:p text:style-name="P37">Cats are visible in the shelter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Backgrounds are seen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Catching Minigame is exists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Cats can be caught in the Catching Minigame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In-game currency can be collected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Links to cat shelter websites can be accessed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  <table:table-row>
          <table:table-cell table:style-name="Table2.B2" office:value-type="string">
            <text:p text:style-name="P37">Cats caught are persistent and go back to the shelter</text:p>
          </table:table-cell>
          <table:table-cell table:style-name="Table2.B2" office:value-type="string">
            <text:p text:style-name="P21"/>
          </table:table-cell>
          <table:table-cell table:style-name="Table2.B2" office:value-type="string">
            <text:p text:style-name="P21"/>
          </table:table-cell>
          <table:table-cell table:style-name="Table2.D3" office:value-type="string">
            <text:p text:style-name="P21"/>
          </table:table-cell>
        </table:table-row>
      </table:table>
      <text:p text:style-name="P9"/>
      <text:p text:style-name="P16"><text:span text:style-name="T10">Tester's</text:span><text:span text:style-name="T9"> Comments:</text:span></text:p>
      <text:p text:style-name="P29"><text:line-break/></text:p>
      <text:p text:style-name="P15"/>
      <text:p text:style-name="P15"/>
      <text:p text:style-name="P18"><text:span text:style-name="T12">U</text:span><text:span text:style-name="T13">sability Goals</text:span><text:span text:style-name="T13"><text:note text:id="ftn1" text:note-class="footnote"><text:note-citation>1</text:note-citation><text:note-body><text:p text:style-name="P27">http://chaione.com/ux-research-standardizing-usability-questionnaires/</text:p></text:note-body></text:note></text:span><text:span text:style-name="T13">:</text:span></text:p>
      <text:p text:style-name="P17"><text:span text:style-name="T9">This is the System Usability Scale (SUS) used to measure users' perceived usability of a product or system. <text:s/>It is highly reliable (.91). <text:s/>Mark the most appropriate </text:span><text:span text:style-name="T11">box</text:span><text:span text:style-name="T9"> that shows how much you agree with the statement.</text:span>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9">System Usability Scale Standard Version</text:p>
          </table:table-cell>
          <table:table-cell table:style-name="Table3.B1" table:number-columns-spanned="5" office:value-type="string">
            <text:p text:style-name="P20"><text:s/>Strongly <text:s text:c="66"/>Strongly</text:p>
            <text:p text:style-name="P20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5">1</text:p>
          </table:table-cell>
          <table:table-cell table:style-name="Table3.B2" office:value-type="string">
            <text:p text:style-name="P25">2</text:p>
          </table:table-cell>
          <table:table-cell table:style-name="Table3.B2" office:value-type="string">
            <text:p text:style-name="P25">3</text:p>
          </table:table-cell>
          <table:table-cell table:style-name="Table3.B2" office:value-type="string">
            <text:p text:style-name="P25">4</text:p>
          </table:table-cell>
          <table:table-cell table:style-name="Table3.F2" office:value-type="string">
            <text:p text:style-name="P25">5</text:p>
          </table:table-cell>
        </table:table-row>
        <table:table-row>
          <table:table-cell table:style-name="Table3.B2" office:value-type="string">
            <text:p text:style-name="P23">1. <text:s/><text:span text:style-name="T15">I think that I would like to use this system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2. <text:span text:style-name="T15">I found the system unnecessarily complex</text:span>.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3. <text:s/><text:span text:style-name="T15">I thought the system was easy to use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4. <text:s/><text:span text:style-name="T15">I think that I would need the support of a technical person to be able to use this system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5. <text:s/><text:span text:style-name="T16">I found the various functions in the system were well integrated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6. <text:s/><text:span text:style-name="T16">I thought where was too much inconsistency in this system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7. <text:s/><text:span text:style-name="T16">I would image that most people would learn to use this system very quickly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8. <text:s text:c="2"/><text:span text:style-name="T16">I found the system very cumbersome to use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9. <text:s text:c="2"/><text:span text:style-name="T16">I felt very confident using the system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3">10. <text:s/><text:span text:style-name="T16">I needed to learn a lot of things before I could get going with this system.</text:span></text:p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F2" office:value-type="string">
            <text:p text:style-name="P22"/>
          </table:table-cell>
        </table:table-row>
      </table:table>
      <text:p text:style-name="P10"/>
      <text:p text:style-name="P12"><text:span text:style-name="T7">Computation of SUS Score:</text:span> </text:p>
      <text:p text:style-name="P33">For odd items: subtract one from the user response.</text:p>
      <text:list xml:id="list1853803851512740272" text:style-name="L1">
        <text:list-item>
          <text:p text:style-name="P34">For odd items: subtract one from the user response.</text:p>
        </text:list-item>
        <text:list-item>
          <text:p text:style-name="P34">For even items: subtract the user response from 5.</text:p>
        </text:list-item>
        <text:list-item>
          <text:p text:style-name="P34">This scales all values from 0-4 (with 4 being the most positive response).</text:p>
        </text:list-item>
        <text:list-item>
          <text:p text:style-name="P34">Add up the converted responses for each user and multiply that total to 2.5. <text:s/>This converts the range of possible values from 0 to 100 instead of from 0-40.</text:p>
        </text:list-item>
      </text:list>
      <text:list xml:id="list5670981716892368078" text:style-name="WWNum1">
        <text:list-header>
          <text:p text:style-name="P35"/>
        </text:list-header>
      </text:list>
      <text:p text:style-name="P36">SUS Score: _________________</text:p>
      <text:p text:style-name="P12"/>
      <text:p text:style-name="P11"><text:span text:style-name="T4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6pt" officeooo:rsid="0024a6cc" style:font-size-asian="6pt" style:font-size-complex="6pt"/>
    </style:style>
    <style:style style:name="MT2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rcsolamo: </text:span></text:span><text:span text:style-name="Page_20_Number"><text:span text:style-name="MT2">Version 11</text:span></text:span><text:span text:style-name="Page_20_Number"><text:span text:style-name="MT1"> </text:span></text:span><text:span text:style-name="Page_20_Number"><text:span text:style-name="MT2"><text:tab/><text:tab/>Page </text:span></text:span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4-27T00:17:58.652428400</dc:date>
    <meta:print-date>2006-07-28T14:33:00</meta:print-date>
    <meta:editing-cycles>20</meta:editing-cycles>
    <meta:editing-duration>PT2H13M43S</meta:editing-duration>
    <meta:generator>LibreOffice/5.0.5.2$Linux_X86_64 LibreOffice_project/00m0$Build-2</meta:generator>
    <meta:document-statistic meta:table-count="3" meta:image-count="0" meta:object-count="0" meta:page-count="2" meta:paragraph-count="60" meta:word-count="451" meta:character-count="2795" meta:non-whitespace-character-count="2237"/>
  </office:meta>
</office:document-meta>
</file>